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Impact" svg:font-family="Impact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8cm" fo:margin-left="0cm" fo:margin-top="0cm" fo:margin-bottom="0cm" table:align="left" style:writing-mode="page"/>
    </style:style>
    <style:style style:name="Tabela1.A" style:family="table-column">
      <style:table-column-properties style:column-width="8.985cm"/>
    </style:style>
    <style:style style:name="Tabela1.B" style:family="table-column">
      <style:table-column-properties style:column-width="9.013cm"/>
    </style:style>
    <style:style style:name="Tabela1.1" style:family="table-row">
      <style:table-row-properties style:min-row-height="2.124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/>
    </style:style>
    <style:style style:name="Tabela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-complex="Arial1"/>
    </style:style>
    <style:style style:name="P2" style:family="paragraph" style:parent-style-name="Heading_20_1">
      <loext:graphic-properties draw:fill="solid" draw:fill-color="#dfdfdf"/>
      <style:paragraph-properties fo:background-color="#dfdfdf">
        <style:tab-stops>
          <style:tab-stop style:position="8.47cm" style:type="center"/>
        </style:tab-stops>
      </style:paragraph-properties>
    </style:style>
    <style:style style:name="P3" style:family="paragraph" style:parent-style-name="Heading_20_1">
      <loext:graphic-properties draw:fill="solid" draw:fill-color="#dfdfdf"/>
      <style:paragraph-properties fo:text-align="justify" style:justify-single-word="false" fo:background-color="#dfdfdf">
        <style:tab-stops>
          <style:tab-stop style:position="8.47cm" style:type="center"/>
        </style:tab-stops>
      </style:paragraph-properties>
    </style:style>
    <style:style style:name="P4" style:family="paragraph" style:parent-style-name="Heading_20_1">
      <loext:graphic-properties draw:fill="solid" draw:fill-color="#dfdfdf"/>
      <style:paragraph-properties fo:text-align="justify" style:justify-single-word="false" fo:background-color="#dfdfdf">
        <style:tab-stops>
          <style:tab-stop style:position="8.47cm" style:type="center"/>
        </style:tab-stops>
      </style:paragraph-properties>
      <style:text-properties officeooo:paragraph-rsid="00163e30"/>
    </style:style>
    <style:style style:name="P5" style:family="paragraph" style:parent-style-name="Heading_20_1">
      <loext:graphic-properties draw:fill="solid" draw:fill-color="#dfdfdf"/>
      <style:paragraph-properties fo:background-color="#dfdfdf">
        <style:tab-stops>
          <style:tab-stop style:position="8.47cm" style:type="center"/>
        </style:tab-stops>
      </style:paragraph-properties>
      <style:text-properties officeooo:paragraph-rsid="00163e30"/>
    </style:style>
    <style:style style:name="P6" style:family="paragraph" style:parent-style-name="List_20_Paragraph" style:list-style-name="WWNum20">
      <loext:graphic-properties draw:fill="solid" draw:fill-color="#ffffff"/>
      <style:paragraph-properties fo:text-align="justify" style:justify-single-word="false" fo:background-color="#ffffff"/>
    </style:style>
    <style:style style:name="P7" style:family="paragraph" style:parent-style-name="List_20_Paragraph" style:list-style-name="WWNum6">
      <style:paragraph-properties fo:text-align="justify" style:justify-single-word="false"/>
    </style:style>
    <style:style style:name="P8" style:family="paragraph" style:parent-style-name="List_20_Paragraph" style:list-style-name="WWNum6">
      <style:paragraph-properties fo:text-align="justify" style:justify-single-word="false"/>
      <style:text-properties officeooo:paragraph-rsid="001458fa"/>
    </style:style>
    <style:style style:name="P9" style:family="paragraph" style:parent-style-name="List_20_Paragraph" style:list-style-name="WWNum21">
      <style:paragraph-properties fo:margin-top="0.071cm" fo:margin-bottom="0cm" style:contextual-spacing="true" fo:text-align="justify" style:justify-single-word="false"/>
    </style:style>
    <style:style style:name="P10" style:family="paragraph" style:parent-style-name="List_20_Paragraph" style:list-style-name="WWNum23">
      <loext:graphic-properties draw:fill="solid" draw:fill-color="#ffffff"/>
      <style:paragraph-properties fo:text-align="justify" style:justify-single-word="false" fo:background-color="#ffffff"/>
      <style:text-properties officeooo:paragraph-rsid="00163e30"/>
    </style:style>
    <style:style style:name="P11" style:family="paragraph" style:parent-style-name="List_20_Paragraph" style:list-style-name="WWNum21a">
      <loext:graphic-properties draw:fill="solid" draw:fill-color="#ffffff"/>
      <style:paragraph-properties fo:text-align="justify" style:justify-single-word="false" fo:background-color="#ffffff"/>
      <style:text-properties officeooo:paragraph-rsid="00163e30"/>
    </style:style>
    <style:style style:name="P12" style:family="paragraph" style:parent-style-name="List_20_Paragraph" style:list-style-name="WWNum21a">
      <loext:graphic-properties draw:fill="solid" draw:fill-color="#ffffff"/>
      <style:paragraph-properties fo:text-align="justify" style:justify-single-word="false" fo:background-color="#ffffff"/>
      <style:text-properties officeooo:paragraph-rsid="00163e30"/>
    </style:style>
    <style:style style:name="P13" style:family="paragraph" style:parent-style-name="List_20_Paragraph" style:list-style-name="WWNum24">
      <style:paragraph-properties fo:text-align="justify" style:justify-single-word="false"/>
      <style:text-properties officeooo:paragraph-rsid="00163e30"/>
    </style:style>
    <style:style style:name="P14" style:family="paragraph" style:parent-style-name="List_20_Paragraph" style:list-style-name="WWNum7a">
      <style:paragraph-properties fo:text-align="justify" style:justify-single-word="false"/>
      <style:text-properties officeooo:paragraph-rsid="00163e30"/>
    </style:style>
    <style:style style:name="P15" style:family="paragraph" style:parent-style-name="List_20_Paragraph" style:list-style-name="WWNum20">
      <loext:graphic-properties draw:fill="solid" draw:fill-color="#ffffff"/>
      <style:paragraph-properties fo:text-align="justify" style:justify-single-word="false" fo:background-color="#ffffff"/>
      <style:text-properties officeooo:rsid="0009e507" officeooo:paragraph-rsid="0009e507"/>
    </style:style>
    <style:style style:name="P16" style:family="paragraph" style:parent-style-name="List_20_Paragraph" style:list-style-name="WWNum20">
      <loext:graphic-properties draw:fill="solid" draw:fill-color="#ffffff"/>
      <style:paragraph-properties fo:text-align="justify" style:justify-single-word="false" fo:background-color="#ffffff"/>
      <style:text-properties officeooo:rsid="000e7537" officeooo:paragraph-rsid="000e7537"/>
    </style:style>
    <style:style style:name="P17" style:family="paragraph" style:parent-style-name="List_20_Paragraph">
      <loext:graphic-properties draw:fill="solid" draw:fill-color="#ffffff"/>
      <style:paragraph-properties fo:text-align="justify" style:justify-single-word="false" fo:background-color="#ffffff"/>
      <style:text-properties style:font-name-asian="Tahoma1" style:font-name-complex="Arial1"/>
    </style:style>
    <style:style style:name="P18" style:family="paragraph" style:parent-style-name="List_20_Paragraph">
      <loext:graphic-properties draw:fill="solid" draw:fill-color="#ffffff"/>
      <style:paragraph-properties fo:text-align="justify" style:justify-single-word="false" fo:background-color="#ffffff"/>
      <style:text-properties officeooo:paragraph-rsid="00163e30" style:font-name-asian="Tahoma1" style:font-name-complex="Arial1"/>
    </style:style>
    <style:style style:name="P19" style:family="paragraph" style:parent-style-name="List_20_Paragraph" style:list-style-name="WWNum21">
      <style:paragraph-properties fo:margin-top="0.071cm" fo:margin-bottom="0cm" style:contextual-spacing="true" fo:text-align="justify" style:justify-single-word="false"/>
      <style:text-properties officeooo:rsid="000b8e63" officeooo:paragraph-rsid="000b8e63"/>
    </style:style>
    <style:style style:name="P20" style:family="paragraph" style:parent-style-name="List_20_Paragraph" style:list-style-name="WWNum21">
      <style:paragraph-properties fo:margin-top="0.071cm" fo:margin-bottom="0cm" style:contextual-spacing="true" fo:text-align="justify" style:justify-single-word="false"/>
      <style:text-properties officeooo:rsid="000b8e63" officeooo:paragraph-rsid="001458fa"/>
    </style:style>
    <style:style style:name="P21" style:family="paragraph" style:parent-style-name="Standard">
      <style:paragraph-properties fo:text-align="justify" style:justify-single-word="false" fo:padding="0cm" fo:border="none" style:shadow="none" style:join-border="false"/>
      <style:text-properties fo:color="#000000" loext:opacity="100%" style:text-underline-style="solid" style:text-underline-width="auto" style:text-underline-color="font-color" style:font-name-asian="Trebuchet MS" style:font-name-complex="Arial1"/>
    </style:style>
    <style:style style:name="P22" style:family="paragraph" style:parent-style-name="Standard">
      <style:paragraph-properties fo:text-align="center" style:justify-single-word="false"/>
      <style:text-properties fo:font-size="20pt" style:font-name-asian="Impact" style:font-size-asian="20pt" style:font-name-complex="Arial1" style:font-size-complex="20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left="0.635cm" fo:margin-top="0.071cm" fo:margin-bottom="0cm" style:contextual-spacing="false" fo:text-align="center" style:justify-single-word="false"/>
    </style:style>
    <style:style style:name="P25" style:family="paragraph" style:parent-style-name="Standard">
      <style:paragraph-properties fo:margin-top="0.176cm" fo:margin-bottom="0cm" style:contextual-spacing="false" fo:text-align="center" style:justify-single-word="false"/>
    </style:style>
    <style:style style:name="P26" style:family="paragraph" style:parent-style-name="Standard">
      <style:paragraph-properties fo:margin-left="0.635cm" fo:margin-top="0.071cm" fo:margin-bottom="0cm" style:contextual-spacing="false" fo:text-align="center" style:justify-single-word="false"/>
      <style:text-properties style:font-name-asian="Tahoma1" style:font-name-complex="Arial1"/>
    </style:style>
    <style:style style:name="P27" style:family="paragraph" style:parent-style-name="Standard">
      <style:text-properties style:font-name-asian="Tahoma1" style:font-name-complex="Arial1"/>
    </style:style>
    <style:style style:name="P28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-asian="Tahoma1" style:font-name-complex="Arial1"/>
    </style:style>
    <style:style style:name="P29" style:family="paragraph" style:parent-style-name="Standard">
      <style:paragraph-properties fo:margin-top="0.071cm" fo:margin-bottom="0cm" style:contextual-spacing="false" fo:text-align="justify" style:justify-single-word="false"/>
      <style:text-properties style:font-name-asian="Tahoma1" style:font-name-complex="Arial1"/>
    </style:style>
    <style:style style:name="P30" style:family="paragraph" style:parent-style-name="Standard">
      <style:paragraph-properties fo:margin-top="0.071cm" fo:margin-bottom="0cm" style:contextual-spacing="false" fo:text-align="justify" style:justify-single-word="false" fo:text-indent="0.501cm" style:auto-text-indent="false"/>
      <style:text-properties style:font-name-asian="Tahoma1" style:font-name-complex="Arial1"/>
    </style:style>
    <style:style style:name="P31" style:family="paragraph" style:parent-style-name="Standard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style:font-name-asian="Tahoma1" style:font-name-complex="Arial1"/>
    </style:style>
    <style:style style:name="P32" style:family="paragraph" style:parent-style-name="Standard">
      <style:text-properties style:font-name-asian="Tahoma1"/>
    </style:style>
    <style:style style:name="P33" style:family="paragraph" style:parent-style-name="Standard">
      <style:paragraph-properties fo:margin-top="0.176cm" fo:margin-bottom="0cm" style:contextual-spacing="false" fo:text-align="justify" style:justify-single-word="false"/>
      <style:text-properties style:font-name-complex="Arial1"/>
    </style:style>
    <style:style style:name="P34" style:family="paragraph" style:parent-style-name="Standard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style:font-name-complex="Arial1"/>
    </style:style>
    <style:style style:name="P35" style:family="paragraph" style:parent-style-name="Standard" style:list-style-name="L1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officeooo:rsid="000cdc0e" officeooo:paragraph-rsid="000cdc0e" style:font-name-complex="Arial1"/>
    </style:style>
    <style:style style:name="P36" style:family="paragraph" style:parent-style-name="Standard">
      <style:paragraph-properties fo:margin-top="0.176cm" fo:margin-bottom="0cm" style:contextual-spacing="false" fo:text-align="center" style:justify-single-word="false"/>
      <style:text-properties officeooo:rsid="001497c2" officeooo:paragraph-rsid="001497c2"/>
    </style:style>
    <style:style style:name="P37" style:family="paragraph" style:parent-style-name="Standard">
      <style:paragraph-properties fo:text-align="justify" style:justify-single-word="false"/>
      <style:text-properties style:font-name-asian="Century Gothic" style:font-name-complex="Arial1"/>
    </style:style>
    <style:style style:name="P38" style:family="paragraph" style:parent-style-name="Standard">
      <loext:graphic-properties draw:fill="solid" draw:fill-color="#ffffff"/>
      <style:paragraph-properties fo:text-align="justify" style:justify-single-word="false" fo:text-indent="1.27cm" style:auto-text-indent="false" fo:background-color="#ffffff"/>
    </style:style>
    <style:style style:name="P39" style:family="paragraph" style:parent-style-name="Standard">
      <loext:graphic-properties draw:fill="solid" draw:fill-color="#ffffff"/>
      <style:paragraph-properties fo:text-align="justify" style:justify-single-word="false" fo:text-indent="1.27cm" style:auto-text-indent="false" fo:background-color="#ffffff"/>
      <style:text-properties officeooo:paragraph-rsid="0009e507"/>
    </style:style>
    <style:style style:name="P40" style:family="paragraph" style:parent-style-name="Standard">
      <loext:graphic-properties draw:fill="solid" draw:fill-color="#ffffff"/>
      <style:paragraph-properties fo:text-align="justify" style:justify-single-word="false" fo:background-color="#ffffff"/>
    </style:style>
    <style:style style:name="P41" style:family="paragraph" style:parent-style-name="Standard">
      <loext:graphic-properties draw:fill="solid" draw:fill-color="#ffffff"/>
      <style:paragraph-properties fo:text-align="justify" style:justify-single-word="false" fo:text-indent="1.27cm" style:auto-text-indent="false" fo:background-color="#ffffff"/>
      <style:text-properties officeooo:paragraph-rsid="000b8e63"/>
    </style:style>
    <style:style style:name="P42" style:family="paragraph" style:parent-style-name="Standard">
      <style:paragraph-properties fo:text-align="justify" style:justify-single-word="false" fo:padding="0cm" fo:border="none" style:shadow="none" style:join-border="false"/>
      <style:text-properties officeooo:paragraph-rsid="001497c2"/>
    </style:style>
    <style:style style:name="P43" style:family="paragraph" style:parent-style-name="Standard">
      <style:paragraph-properties fo:text-align="justify" style:justify-single-word="false" fo:padding="0cm" fo:border="none" style:shadow="none" style:join-border="false"/>
    </style:style>
    <style:style style:name="P44" style:family="paragraph" style:parent-style-name="Standard">
      <style:paragraph-properties fo:text-align="justify" style:justify-single-word="false" fo:padding="0cm" fo:border="none" style:shadow="none" style:join-border="false"/>
      <style:text-properties officeooo:paragraph-rsid="0012a278"/>
    </style:style>
    <style:style style:name="P45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</style:style>
    <style:style style:name="P46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officeooo:paragraph-rsid="0012a278"/>
    </style:style>
    <style:style style:name="P47" style:family="paragraph" style:parent-style-name="Standard">
      <style:paragraph-properties fo:margin-top="0.071cm" fo:margin-bottom="0cm" style:contextual-spacing="false" fo:text-align="justify" style:justify-single-word="false" fo:text-indent="0.501cm" style:auto-text-indent="false"/>
    </style:style>
    <style:style style:name="P48" style:family="paragraph" style:parent-style-name="Standard">
      <style:paragraph-properties fo:margin-top="0.071cm" fo:margin-bottom="0cm" style:contextual-spacing="false" fo:text-align="justify" style:justify-single-word="false"/>
    </style:style>
    <style:style style:name="P49" style:family="paragraph" style:parent-style-name="Standard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officeooo:paragraph-rsid="000b8e63"/>
    </style:style>
    <style:style style:name="P50" style:family="paragraph" style:parent-style-name="Standard">
      <style:paragraph-properties fo:margin-left="0cm" fo:margin-top="0.071cm" fo:margin-bottom="0cm" style:contextual-spacing="false" fo:text-align="justify" style:justify-single-word="false"/>
      <style:text-properties officeooo:paragraph-rsid="00163e30"/>
    </style:style>
    <style:style style:name="P51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fo:font-style="italic" officeooo:paragraph-rsid="001497c2" style:font-style-asian="italic" style:font-name-complex="Arial1"/>
    </style:style>
    <style:style style:name="P52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fo:font-style="italic" style:font-style-asian="italic" style:font-name-complex="Arial1"/>
    </style:style>
    <style:style style:name="P53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fo:font-style="italic" officeooo:paragraph-rsid="0012a278" style:font-style-asian="italic" style:font-name-complex="Arial1"/>
    </style:style>
    <style:style style:name="P54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fo:font-weight="bold" style:font-name-asian="Tahoma1" style:font-weight-asian="bold" style:font-name-complex="Arial1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-complex="Arial1">
        <loext:char-complex-color loext:theme-type="dark1" loext:color-type="theme"/>
      </style:text-properties>
    </style:style>
    <style:style style:name="P56" style:family="paragraph" style:parent-style-name="Standard">
      <style:paragraph-properties fo:margin-left="0cm" fo:margin-top="0.423cm" fo:margin-bottom="0.423cm" style:contextual-spacing="false" fo:text-align="start" style:justify-single-word="false" fo:text-indent="0cm" style:auto-text-indent="false"/>
      <style:text-properties officeooo:paragraph-rsid="00163e30"/>
    </style:style>
    <style:style style:name="P57" style:family="paragraph" style:parent-style-name="Standard">
      <style:paragraph-properties fo:margin-left="0cm" fo:margin-top="0.423cm" fo:margin-bottom="0.423cm" style:contextual-spacing="false" fo:text-align="start" style:justify-single-word="false"/>
      <style:text-properties officeooo:paragraph-rsid="00163e30"/>
    </style:style>
    <style:style style:name="P58" style:family="paragraph" style:parent-style-name="Standard">
      <style:paragraph-properties fo:margin-top="0.423cm" fo:margin-bottom="0.423cm" style:contextual-spacing="false" fo:text-align="start" style:justify-single-word="false"/>
      <style:text-properties officeooo:paragraph-rsid="00163e30"/>
    </style:style>
    <style:style style:name="P59" style:family="paragraph" style:parent-style-name="Standard">
      <style:paragraph-properties fo:margin-top="0.18cm" fo:margin-bottom="0cm" style:contextual-spacing="false" fo:line-height="100%" fo:text-align="center" style:justify-single-word="false"/>
      <style:text-properties officeooo:paragraph-rsid="00163e30"/>
    </style:style>
    <style:style style:name="P60" style:family="paragraph" style:parent-style-name="Standard">
      <style:paragraph-properties fo:margin-top="0.18cm" fo:margin-bottom="0cm" style:contextual-spacing="false" fo:line-height="100%" fo:text-align="center" style:justify-single-word="false"/>
      <style:text-properties fo:font-size="16pt" fo:language="pt" fo:country="BR" officeooo:paragraph-rsid="00163e30" style:font-size-asian="16pt" style:font-size-complex="16pt"/>
    </style:style>
    <style:style style:name="P61" style:family="paragraph" style:parent-style-name="Standard_20__28_WW_29_" style:master-page-name="Standard">
      <style:paragraph-properties fo:line-height="115%" fo:orphans="0" fo:widows="0" style:page-number="1"/>
      <style:text-properties fo:color="#000000" loext:opacity="100%" fo:font-size="11pt" officeooo:paragraph-rsid="00163e30" style:font-name-asian="Arial1" style:font-size-asian="11pt" style:font-name-complex="Arial1" style:font-size-complex="11pt"/>
    </style:style>
    <style:style style:name="P62" style:family="paragraph" style:parent-style-name="Standard_20__28_WW_29_">
      <style:paragraph-properties fo:text-align="justify" style:justify-single-word="false"/>
      <style:text-properties fo:color="#000000" loext:opacity="100%" style:text-underline-style="solid" style:text-underline-width="auto" style:text-underline-color="font-color" officeooo:paragraph-rsid="00163e30" style:font-name-asian="Trebuchet MS" style:font-name-complex="Arial1"/>
    </style:style>
    <style:style style:name="P63" style:family="paragraph" style:parent-style-name="Standard_20__28_WW_29_">
      <style:paragraph-properties fo:text-align="justify" style:justify-single-word="false"/>
      <style:text-properties fo:color="#000000" loext:opacity="100%" officeooo:paragraph-rsid="00163e30" style:font-name-complex="Arial1"/>
    </style:style>
    <style:style style:name="P64" style:family="paragraph" style:parent-style-name="Standard_20__28_WW_29_">
      <style:paragraph-properties fo:text-align="center" style:justify-single-word="false"/>
      <style:text-properties fo:font-size="20pt" officeooo:paragraph-rsid="00163e30" style:font-name-asian="Impact" style:font-size-asian="20pt" style:font-name-complex="Arial1" style:font-size-complex="20pt"/>
    </style:style>
    <style:style style:name="P65" style:family="paragraph" style:parent-style-name="Standard_20__28_WW_29_">
      <style:paragraph-properties fo:text-align="center" style:justify-single-word="false"/>
      <style:text-properties officeooo:paragraph-rsid="00163e30"/>
    </style:style>
    <style:style style:name="P66" style:family="paragraph" style:parent-style-name="Standard_20__28_WW_29_">
      <style:paragraph-properties fo:margin-left="0.635cm" fo:margin-top="0.071cm" fo:margin-bottom="0cm" style:contextual-spacing="false" fo:text-align="center" style:justify-single-word="false"/>
      <style:text-properties officeooo:paragraph-rsid="00163e30"/>
    </style:style>
    <style:style style:name="P67" style:family="paragraph" style:parent-style-name="Standard_20__28_WW_29_">
      <style:paragraph-properties fo:margin-top="0.176cm" fo:margin-bottom="0cm" style:contextual-spacing="false" fo:text-align="center" style:justify-single-word="false"/>
      <style:text-properties officeooo:paragraph-rsid="00163e30"/>
    </style:style>
    <style:style style:name="P68" style:family="paragraph" style:parent-style-name="Standard_20__28_WW_29_">
      <style:paragraph-properties fo:margin-left="0.635cm" fo:margin-top="0.071cm" fo:margin-bottom="0cm" style:contextual-spacing="false" fo:text-align="center" style:justify-single-word="false"/>
      <style:text-properties officeooo:paragraph-rsid="00163e30" style:font-name-asian="Tahoma1" style:font-name-complex="Arial1"/>
    </style:style>
    <style:style style:name="P69" style:family="paragraph" style:parent-style-name="Standard_20__28_WW_29_">
      <loext:graphic-properties draw:fill="solid" draw:fill-color="#ffffff"/>
      <style:paragraph-properties fo:text-align="justify" style:justify-single-word="false" fo:background-color="#ffffff"/>
      <style:text-properties officeooo:paragraph-rsid="00163e30" style:font-name-asian="Tahoma1" style:font-name-complex="Arial1"/>
    </style:style>
    <style:style style:name="P70" style:family="paragraph" style:parent-style-name="Standard_20__28_WW_29_">
      <style:paragraph-properties fo:margin-top="0.071cm" fo:margin-bottom="0cm" style:contextual-spacing="false" fo:text-align="justify" style:justify-single-word="false"/>
      <style:text-properties officeooo:paragraph-rsid="00163e30" style:font-name-asian="Tahoma1" style:font-name-complex="Arial1"/>
    </style:style>
    <style:style style:name="P71" style:family="paragraph" style:parent-style-name="Standard_20__28_WW_29_">
      <style:text-properties officeooo:paragraph-rsid="00163e30" style:font-name-asian="Tahoma1" style:font-name-complex="Arial1"/>
    </style:style>
    <style:style style:name="P72" style:family="paragraph" style:parent-style-name="Standard_20__28_WW_29_">
      <style:text-properties officeooo:paragraph-rsid="00163e30" style:font-name-asian="Tahoma1"/>
    </style:style>
    <style:style style:name="P73" style:family="paragraph" style:parent-style-name="Standard_20__28_WW_29_">
      <style:paragraph-properties fo:margin-top="0.176cm" fo:margin-bottom="0cm" style:contextual-spacing="false" fo:text-align="justify" style:justify-single-word="false"/>
      <style:text-properties officeooo:paragraph-rsid="00163e30" style:font-name-complex="Arial1"/>
    </style:style>
    <style:style style:name="P74" style:family="paragraph" style:parent-style-name="Standard_20__28_WW_29_">
      <style:paragraph-properties fo:text-align="justify" style:justify-single-word="false">
        <style:tab-stops>
          <style:tab-stop style:position="4.501cm"/>
        </style:tab-stops>
      </style:paragraph-properties>
      <style:text-properties officeooo:paragraph-rsid="00163e30"/>
    </style:style>
    <style:style style:name="P75" style:family="paragraph" style:parent-style-name="Standard_20__28_WW_29_">
      <style:paragraph-properties fo:margin-top="0.071cm" fo:margin-bottom="0cm" style:contextual-spacing="false" fo:text-align="justify" style:justify-single-word="false">
        <style:tab-stops>
          <style:tab-stop style:position="4.501cm"/>
        </style:tab-stops>
      </style:paragraph-properties>
      <style:text-properties officeooo:paragraph-rsid="00163e30"/>
    </style:style>
    <style:style style:name="P76" style:family="paragraph" style:parent-style-name="Standard_20__28_WW_29_">
      <loext:graphic-properties draw:fill="solid" draw:fill-color="#ffffff"/>
      <style:paragraph-properties fo:text-align="justify" style:justify-single-word="false" fo:text-indent="1.27cm" style:auto-text-indent="false" fo:background-color="#ffffff"/>
      <style:text-properties officeooo:paragraph-rsid="00163e30"/>
    </style:style>
    <style:style style:name="P77" style:family="paragraph" style:parent-style-name="Standard_20__28_WW_29_">
      <loext:graphic-properties draw:fill="solid" draw:fill-color="#ffffff"/>
      <style:paragraph-properties fo:text-align="justify" style:justify-single-word="false" fo:background-color="#ffffff"/>
      <style:text-properties officeooo:paragraph-rsid="00163e30"/>
    </style:style>
    <style:style style:name="P78" style:family="paragraph" style:parent-style-name="Standard_20__28_WW_29_">
      <loext:graphic-properties draw:fill="solid" draw:fill-color="#ffffff"/>
      <style:paragraph-properties fo:text-align="justify" style:justify-single-word="false" fo:text-indent="1.27cm" style:auto-text-indent="false" fo:background-color="#ffffff"/>
      <style:text-properties officeooo:paragraph-rsid="00163e30"/>
    </style:style>
    <style:style style:name="P79" style:family="paragraph" style:parent-style-name="Standard_20__28_WW_29_">
      <style:paragraph-properties fo:text-align="justify" style:justify-single-word="false"/>
      <style:text-properties officeooo:paragraph-rsid="00163e30"/>
    </style:style>
    <style:style style:name="P80" style:family="paragraph" style:parent-style-name="Standard_20__28_WW_29_">
      <style:paragraph-properties fo:margin-top="0.071cm" fo:margin-bottom="0cm" style:contextual-spacing="false" fo:text-align="justify" style:justify-single-word="false" fo:text-indent="0.501cm" style:auto-text-indent="false"/>
      <style:text-properties officeooo:paragraph-rsid="00163e30"/>
    </style:style>
    <style:style style:name="P81" style:family="paragraph" style:parent-style-name="Standard_20__28_WW_29_">
      <style:paragraph-properties fo:text-align="justify" style:justify-single-word="false"/>
      <style:text-properties fo:color="#000000" loext:opacity="100%" style:text-underline-style="solid" style:text-underline-width="auto" style:text-underline-color="font-color" officeooo:paragraph-rsid="00163e30" style:font-name-asian="Trebuchet MS" style:font-name-complex="Arial1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82" style:family="paragraph" style:parent-style-name="Standard_20__28_WW_29_">
      <style:paragraph-properties fo:text-align="justify" style:justify-single-word="false">
        <style:tab-stops>
          <style:tab-stop style:position="4.501cm"/>
        </style:tab-stops>
      </style:paragraph-properties>
      <style:text-properties fo:font-weight="bold" officeooo:paragraph-rsid="00163e30" style:font-name-asian="Tahoma1" style:font-weight-asian="bold" style:font-name-complex="Arial1" style:font-weight-complex="bold"/>
    </style:style>
    <style:style style:name="P83" style:family="paragraph" style:parent-style-name="Standard_20__28_WW_29_">
      <style:paragraph-properties fo:text-align="justify" style:justify-single-word="false">
        <style:tab-stops>
          <style:tab-stop style:position="4.501cm"/>
        </style:tab-stops>
      </style:paragraph-properties>
      <style:text-properties fo:font-weight="bold" officeooo:paragraph-rsid="00163e30" style:font-name-asian="Tahoma1" style:font-weight-asian="bold" style:font-name-complex="Arial1"/>
    </style:style>
    <style:style style:name="P84" style:family="paragraph" style:parent-style-name="Text_20_body" style:list-style-name="L2"/>
    <style:style style:name="P85" style:family="paragraph" style:parent-style-name="Text_20_body" style:list-style-name="L2">
      <style:paragraph-properties fo:margin-top="0cm" fo:margin-bottom="0cm" style:contextual-spacing="false"/>
    </style:style>
    <style:style style:name="P86" style:family="paragraph" style:parent-style-name="Text_20_body" style:list-style-name="L3"/>
    <style:style style:name="P87" style:family="paragraph" style:parent-style-name="Text_20_body" style:list-style-name="L4"/>
    <style:style style:name="T1" style:family="text">
      <style:text-properties fo:color="#000000" loext:opacity="100%" fo:font-size="11pt" style:font-name-asian="Arial1" style:font-size-asian="11pt" style:font-name-complex="Arial1" style:font-size-complex="11pt"/>
    </style:style>
    <style:style style:name="T2" style:family="text">
      <style:text-properties fo:color="#000000" loext:opacity="100%" style:text-underline-style="solid" style:text-underline-width="auto" style:text-underline-color="font-color" style:font-name-asian="Trebuchet MS" style:font-name-complex="Arial1"/>
    </style:style>
    <style:style style:name="T3" style:family="text">
      <style:text-properties fo:color="#000000" loext:opacity="100%" style:text-underline-style="solid" style:text-underline-width="auto" style:text-underline-color="font-color" officeooo:rsid="0012a278" style:font-name-asian="Trebuchet MS" style:font-name-complex="Arial1"/>
    </style:style>
    <style:style style:name="T4" style:family="text">
      <style:text-properties fo:color="#000000" loext:opacity="100%" style:text-underline-style="solid" style:text-underline-width="auto" style:text-underline-color="font-color" officeooo:rsid="001497c2" style:font-name-asian="Trebuchet MS" style:font-name-complex="Arial1"/>
    </style:style>
    <style:style style:name="T5" style:family="text">
      <style:text-properties fo:font-size="20pt" style:font-name-asian="Impact" style:font-size-asian="20pt" style:font-name-complex="Arial1" style:font-size-complex="20pt"/>
    </style:style>
    <style:style style:name="T6" style:family="text">
      <style:text-properties style:font-name-complex="Arial1"/>
    </style:style>
    <style:style style:name="T7" style:family="text">
      <style:text-properties officeooo:rsid="00113d18" style:font-name-complex="Arial1"/>
    </style:style>
    <style:style style:name="T8" style:family="text">
      <style:text-properties style:font-name-asian="Tahoma1"/>
    </style:style>
    <style:style style:name="T9" style:family="text">
      <style:text-properties style:font-name-asian="Tahoma1" style:font-name-complex="Arial1"/>
    </style:style>
    <style:style style:name="T10" style:family="text">
      <style:text-properties officeooo:rsid="00081106" style:font-name-asian="Tahoma1" style:font-name-complex="Arial1"/>
    </style:style>
    <style:style style:name="T11" style:family="text">
      <style:text-properties officeooo:rsid="0009e507" style:font-name-asian="Tahoma1" style:font-name-complex="Arial1"/>
    </style:style>
    <style:style style:name="T12" style:family="text">
      <style:text-properties officeooo:rsid="0012a278" style:font-name-asian="Tahoma1" style:font-name-complex="Arial1"/>
    </style:style>
    <style:style style:name="T13" style:family="text">
      <style:text-properties officeooo:rsid="001458fa" style:font-name-asian="Tahoma1" style:font-name-complex="Arial1"/>
    </style:style>
    <style:style style:name="T14" style:family="text">
      <style:text-properties officeooo:rsid="000b8e63" style:font-name-asian="Tahoma1" style:font-name-complex="Arial1"/>
    </style:style>
    <style:style style:name="T15" style:family="text">
      <style:text-properties officeooo:rsid="001497c2" style:font-name-asian="Tahoma1" style:font-name-complex="Arial1"/>
    </style:style>
    <style:style style:name="T16" style:family="text">
      <style:text-properties fo:font-size="9pt" style:font-size-asian="9pt" style:font-name-complex="Arial1" style:font-size-complex="9pt"/>
    </style:style>
    <style:style style:name="T17" style:family="text">
      <style:text-properties fo:font-size="16pt" style:font-name-asian="Century Gothic" style:font-size-asian="16pt" style:font-name-complex="Arial1" style:font-size-complex="16pt"/>
    </style:style>
    <style:style style:name="T18" style:family="text">
      <style:text-properties fo:font-size="16pt" officeooo:rsid="000dee90" style:font-name-asian="Century Gothic" style:font-size-asian="16pt" style:font-name-complex="Arial1" style:font-size-complex="16pt"/>
    </style:style>
    <style:style style:name="T19" style:family="text">
      <style:text-properties fo:font-size="16pt" fo:language="pt" fo:country="BR" style:font-size-asian="16pt" style:font-size-complex="16pt"/>
    </style:style>
    <style:style style:name="T20" style:family="text">
      <style:text-properties style:font-name-asian="Century Gothic" style:font-name-complex="Arial1"/>
    </style:style>
    <style:style style:name="T21" style:family="text">
      <style:text-properties style:font-name="Arial" fo:font-size="10pt" fo:font-weight="bold" style:font-name-asian="Tahoma1" style:font-size-asian="10pt" style:font-weight-asian="bold" style:font-name-complex="Arial1" style:font-size-complex="10pt"/>
    </style:style>
    <style:style style:name="T22" style:family="text">
      <style:text-properties style:font-name="Arial" fo:font-size="10pt" fo:font-weight="bold" style:font-name-asian="Tahoma1" style:font-size-asian="10pt" style:font-weight-asian="bold" style:font-name-complex="Arial1" style:font-size-complex="10pt" style:font-weight-complex="bold"/>
    </style:style>
    <style:style style:name="T23" style:family="text">
      <style:text-properties style:font-name="Arial" fo:font-size="10pt" fo:language="pt" fo:country="BR" fo:font-weight="bold" style:font-name-asian="Arial1" style:font-size-asian="10pt" style:font-weight-asian="bold" style:font-name-complex="Arial1" style:font-size-complex="10pt" style:font-weight-complex="bold"/>
    </style:style>
    <style:style style:name="T24" style:family="text">
      <style:text-properties style:font-name="Arial" fo:font-size="10pt" fo:language="pt" fo:country="BR" fo:font-weight="bold" style:font-name-asian="Arial1" style:font-size-asian="10pt" style:font-weight-asian="bold" style:font-size-complex="10pt" style:font-weight-complex="bold"/>
    </style:style>
    <style:style style:name="T25" style:family="text">
      <style:text-properties style:font-name="Arial" fo:font-size="10pt" fo:language="pt" fo:country="BR" style:font-name-asian="Arial1" style:font-size-asian="10pt" style:font-name-complex="Arial1" style:font-size-complex="10pt"/>
    </style:style>
    <style:style style:name="T26" style:family="text">
      <style:text-properties style:font-name="Arial" fo:font-size="10pt" fo:language="pt" fo:country="BR" style:font-name-asian="Arial1" style:font-size-asian="10pt" style:font-size-complex="10pt"/>
    </style:style>
    <style:style style:name="T27" style:family="text">
      <style:text-properties fo:font-style="italic" style:font-style-asian="italic" style:font-name-complex="Arial1"/>
    </style:style>
    <style:style style:name="T28" style:family="text">
      <style:text-properties fo:font-weight="bold" style:font-name-asian="Tahoma1" style:font-weight-asian="bold" style:font-name-complex="Arial1"/>
    </style:style>
    <style:style style:name="T29" style:family="text">
      <style:text-properties fo:font-weight="bold" style:font-name-asian="Tahoma1" style:font-weight-asian="bold" style:font-name-complex="Arial1" style:font-weight-complex="bold"/>
    </style:style>
    <style:style style:name="T30" style:family="text">
      <style:text-properties fo:font-weight="bold" officeooo:rsid="000b8e63" style:font-weight-asian="bold" style:font-weight-complex="bold"/>
    </style:style>
    <style:style style:name="T31" style:family="text">
      <style:text-properties fo:font-weight="bold" officeooo:rsid="000cdc0e" style:font-weight-asian="bold" style:font-weight-complex="bold"/>
    </style:style>
    <style:style style:name="T32" style:family="text">
      <style:text-properties fo:color="#5b9bd5" loext:opacity="100%" fo:font-weight="bold" style:font-name-asian="Tahoma1" style:font-weight-asian="bold" style:font-name-complex="Arial1">
        <loext:char-complex-color loext:theme-type="accent1" loext:color-type="theme"/>
      </style:text-properties>
    </style:style>
    <style:style style:name="T33" style:family="text">
      <style:text-properties fo:color="#000000" loext:opacity="100%" style:font-name-complex="Arial1">
        <loext:char-complex-color loext:theme-type="dark1" loext:color-type="theme"/>
      </style:text-properties>
    </style:style>
    <style:style style:name="T34" style:family="text">
      <style:text-properties officeooo:rsid="001458fa"/>
    </style:style>
    <style:style style:name="T35" style:family="text">
      <style:text-properties fo:language="pt" fo:country="BR"/>
    </style:style>
    <style:style style:name="T36" style:family="text">
      <style:text-properties fo:color="#000000" loext:opacity="100%" fo:language="pt" fo:country="BR" style:text-underline-style="solid" style:text-underline-width="auto" style:text-underline-color="font-color" style:font-name-asian="Trebuchet MS" style:font-name-complex="Arial1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7" style:family="text">
      <style:text-properties fo:color="#000000" loext:opacity="100%" style:text-underline-style="none" style:font-name-asian="Trebuchet MS" style:font-name-complex="Arial1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8" style:family="text">
      <style:text-properties fo:color="#000000" loext:opacity="100%" style:text-underline-style="solid" style:text-underline-width="auto" style:text-underline-color="font-color" style:font-name-asian="Trebuchet MS" style:font-name-complex="Arial1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 loext:marker-style-name="T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4" loext:marker-style-name="T5"/>
            <text:p text:style-name="P65"><text:span text:style-name="T5">Tomás Santana de souza</text:span></text:p>
            <text:p text:style-name="P65" loext:marker-style-name="T6"><text:span text:style-name="T6">Linkedin: www.linkedin.com/in/tomas-santana-s</text:span></text:p>
            <text:p text:style-name="P65"><text:span text:style-name="T6">GitHub/Portfólio: github.com/54M07</text:span></text:p>
          </table:table-cell>
          <table:table-cell table:style-name="Tabela1.B1" office:value-type="string">
            <text:p text:style-name="P68" loext:marker-style-name="T9"/>
            <text:p text:style-name="P66"><text:span text:style-name="T9">(21) 967691025</text:span></text:p>
            <text:p text:style-name="P66"><text:span text:style-name="T9">tomas_ss@aol.com</text:span></text:p>
            <text:p text:style-name="P66"><text:bookmark text:name="bookmark=id.gjdgxs"/><text:span text:style-name="T9"><text:s/>Ubatuba – São Paulo</text:span></text:p>
          </table:table-cell>
        </table:table-row>
      </table:table>
      <text:p text:style-name="P73" loext:marker-style-name="T6"/>
      <text:p text:style-name="P67"><text:span text:style-name="T16">OBJETIVO PROFISSIONAL</text:span></text:p>
      <text:p text:style-name="P59"><text:span text:style-name="T19">Desenvolvedor Front-End Jr.</text:span></text:p>
      <text:p text:style-name="P60" loext:marker-style-name="T19"/>
      <text:h text:style-name="P5" text:outline-level="1"><text:span text:style-name="T21">RESUMO DE QUALIFICAÇÕES</text:span></text:h>
      <text:p text:style-name="P71" loext:marker-style-name="T9"/>
      <text:p text:style-name="P76"><text:span text:style-name="T9">Sou graduando em Sistemas de Informação, pela Faculdade Descomplica UniAmerica, <text:s/>tenho desenvolvido uma sólida compreensão dos Princípios de Programação, Fundamentos da Computação, Banco de Dados, Redes e das tecnologias de desenvolvimento web. Tenho um perfil analítico e uma capacidade natural de resolver problemas, o que me permite abordar desafios de maneira eficaz e criativa.</text:span></text:p>
      <text:p text:style-name="P69" loext:marker-style-name="T9"/>
      <text:p text:style-name="P76" loext:marker-style-name="T9"><text:span text:style-name="T9">Durante meu curso de Engenheiro Front-End <text:s/>pela a EBAC - Escola Britânica de Artes Criativas e Tecnologia , fiz <text:s/>projetos focados na criação de aplicações web interativas. Através desses projetos, adquiri habilidades em desenvolvimento web com HTML, CSS e JavaScript e Typerscript.</text:span></text:p>
      <text:p text:style-name="P69" loext:marker-style-name="T9"/>
      <text:p text:style-name="P77"><text:span text:style-name="T9">Minhas habilidades técnicas incluem:</text:span></text:p>
      <text:p text:style-name="P69" loext:marker-style-name="T9"/>
      <text:list xml:id="list3635409516" text:style-name="WWNum23">
        <text:list-item>
          <text:p text:style-name="P10"><text:span text:style-name="T9">Desenvolvimento de interfaces web atraentes e responsivas.</text:span></text:p>
        </text:list-item>
        <text:list-item text:style-override="WWNum21a">
          <text:p text:style-name="P11"><text:span text:style-name="T9">Utilização de tecnologias front-end, incluindo HTML5, CSS3, SASS, LESS e JavaScript.</text:span></text:p>
        </text:list-item>
        <text:list-item text:style-override="WWNum21a">
          <text:p text:style-name="P11"><text:span text:style-name="T9">Conhecimento de ferramentas como Gulp e Grunt para automação de tarefas.</text:span></text:p>
        </text:list-item>
        <text:list-item text:style-override="WWNum21a">
          <text:p text:style-name="P11"><text:span text:style-name="T9">Colaboração usando ferramentas de controle de versão como Git.</text:span></text:p>
        </text:list-item>
        <text:list-item text:style-override="WWNum21a">
          <text:p text:style-name="P11"><text:span text:style-name="T9">Implementação de integração eficaz com REST APIs e comunicação assíncrona via AJAX para aprimorar a interatividade em aplicações web.</text:span></text:p>
        </text:list-item>
        <text:list-item text:style-override="WWNum21a">
          <text:p text:style-name="P11" loext:marker-style-name="T35"><text:span text:style-name="T35">Desenvolvimento com React e Next.js.</text:span></text:p>
        </text:list-item>
        <text:list-item text:style-override="WWNum21a">
          <text:p text:style-name="P11" loext:marker-style-name="T9"><text:span text:style-name="T35">Conhecimento em ferramentas de teste como Jest, React Testing Library e Cypress para validação de componentes e automação de testes end-to-end</text:span></text:p>
        </text:list-item>
      </text:list>
      <text:p text:style-name="P18" loext:marker-style-name="T9"/>
      <text:p text:style-name="P76"><text:span text:style-name="T9">Minha habilidade chave é a adaptabilidade, permitindo-me absorver novos conceitos rapidamente e aplicá-los em projetos. Acredito que a capacidade de aprender e evoluir constantemente é essencial para acompanhar as mudanças constantes no mundo do desenvolvimento web.</text:span></text:p>
      <text:p text:style-name="P70" loext:marker-style-name="T9"/>
      <text:h text:style-name="P4" text:outline-level="1"><text:span text:style-name="T21">FORMAÇÃO</text:span></text:h>
      <text:p text:style-name="P72" loext:marker-style-name="T8"/>
      <text:list xml:id="list1007866823" text:style-name="WWNum24">
        <text:list-item>
          <text:p text:style-name="P13"><text:span text:style-name="T6">Curso livre – Engenheiro Front-End – EBAC – 05/2023</text:span></text:p>
        </text:list-item>
        <text:list-item text:style-override="WWNum7a">
          <text:p text:style-name="P14"><text:span text:style-name="T6">Bacharelado – Sistemas de Informação – Faculdade Descomplica – 07/2022 – 07/2026</text:span></text:p>
        </text:list-item>
        <text:list-item text:style-override="WWNum7a">
          <text:p text:style-name="P14"><text:span text:style-name="T6">Pós-graduação – Direito Ambiental – UCAM – 03/2019 – 11/2020</text:span></text:p>
        </text:list-item>
        <text:list-item text:style-override="WWNum7a">
          <text:p text:style-name="P14"><text:span text:style-name="T6">Bacharelado – Direito – UCAM – 02/2011- 07/2018</text:span></text:p>
        </text:list-item>
      </text:list>
      <text:p text:style-name="P70" loext:marker-style-name="T9"/>
      <text:h text:style-name="P4" text:outline-level="1"><text:span text:style-name="T21">HISTÓRICO PROFISSIONAL</text:span></text:h>
      <text:p text:style-name="P62" loext:marker-style-name="T2"/>
      <text:p text:style-name="P79" loext:marker-style-name="T36"><text:span text:style-name="T36">Desenvolvedor Front-End <text:s text:c="132"/>Atual</text:span></text:p>
      <text:p text:style-name="P79" loext:marker-style-name="T38"><text:span text:style-name="T37">Freelancer</text:span></text:p>
      <text:p text:style-name="P81" loext:marker-style-name="T38"/>
      <text:p text:style-name="P79"><text:span text:style-name="T38">Tribunal de justiça do Estado do Rio de Janeiro <text:s text:c="76"/>02/2015 – 02/2017</text:span></text:p>
      <text:p text:style-name="P74"><text:span text:style-name="T29">Estagiário</text:span></text:p>
      <text:p text:style-name="P62" loext:marker-style-name="T2"/>
      <text:p text:style-name="P79" loext:marker-style-name="T38"><text:span text:style-name="T38">Rocha, Calderon e Advogados Associados <text:s text:c="83"/>03/2012 – 10/2013</text:span></text:p>
      <text:p text:style-name="P74"><text:span text:style-name="T29">Estagiário</text:span></text:p>
      <text:p text:style-name="P70" loext:marker-style-name="T9"/>
      <text:p text:style-name="P79"><text:span text:style-name="T38">Tribunal de justiça do Estado do Rio de Janeiro <text:s text:c="76"/>02/2011 – 03/2012</text:span></text:p>
      <text:p text:style-name="P74"><text:span text:style-name="T29">Estagiário</text:span></text:p>
      <text:p text:style-name="P82" loext:marker-style-name="T29"/>
      <text:p text:style-name="P82" loext:marker-style-name="T29"/>
      <text:p text:style-name="P82" loext:marker-style-name="T29"/>
      <text:p text:style-name="P83" loext:marker-style-name="T28"/>
      <text:p text:style-name="P75"><text:span text:style-name="T29">Soft Skills relacionadas à experiência profissional:</text:span></text:p>
      <text:p text:style-name="P80"><text:span text:style-name="T29">Comunicação:</text:span><text:span text:style-name="T9"> Demonstrei minhas habilidades de comunicação através de atividades como o atendimento direto às partes e advogados, a elaboração de petições, a condução de sessões de conciliação e a facilitação do diálogo entre as partes.</text:span></text:p>
      <text:p text:style-name="P80"><text:soft-page-break/><text:span text:style-name="T29">Redação:</text:span><text:span text:style-name="T9"> Apresentei habilidades de redação ao redigir petições, defesas legais e relatórios.</text:span></text:p>
      <text:p text:style-name="P80"><text:span text:style-name="T29">Resiliência:</text:span><text:span text:style-name="T9"> Enfrentei desafios e pressões com determinação e resiliência, mantendo o foco em alcançar resultados positivos mesmo diante de obstáculos. Isso inclui lidar com prazos apertados, demandas de múltiplos clientes e situações adversas no ambiente de trabalho.</text:span></text:p>
      <text:p text:style-name="P80"><text:span text:style-name="T29">Trabalho em equipe:</text:span><text:span text:style-name="T9"> Minha atuação como estagiário em diferentes ambientes jurídicos mostrou minha capacidade de colaborar com colegas, advogados e partes interessadas para alcançar objetivos compartilhados.</text:span></text:p>
      <text:p text:style-name="P80"><text:span text:style-name="T29">Resolução de problemas:</text:span><text:span text:style-name="T9"> Desenvolvi minhas habilidades para analisar problemas complexos e encontrar soluções adequadas por meio da elaboração de defesas, análise de jurisprudências e atuação como conciliador.</text:span></text:p>
      <text:p text:style-name="P80"><text:span text:style-name="T29">Adaptabilidade:</text:span><text:span text:style-name="T9"> Minha experiência em trabalhar em diferentes empresas e ambientes, incluindo um tribunal e um escritório de advocacia, evidencia minha capacidade de me adaptar a contextos e abordagens de trabalho diversos.</text:span></text:p>
      <text:p text:style-name="P80"><text:span text:style-name="T29">Organização:</text:span><text:span text:style-name="T9"> Desempenhei tarefas como distribuição de processos, autuação de processos, citação por AR e juntada de documentos, o que exigiu de mim uma organização e gestão eficaz de informações.</text:span></text:p>
      <text:p text:style-name="P80"><text:span text:style-name="T29">Gestão do tempo:</text:span><text:span text:style-name="T9"> Lidar com múltiplas atividades, como a consulta ao andamento de processos, elaboração de petições, acordos extrajudiciais e estudos acadêmicos, revela minha habilidade em gerenciar meu tempo de forma eficiente.</text:span></text:p>
      <text:p text:style-name="P80"><text:span text:style-name="T29">Empatia: </text:span><text:span text:style-name="T9">Minha função como conciliador e condutor de sessões de conciliação destacou minha capacidade de compreender as perspectivas e necessidades das partes envolvidas.</text:span></text:p>
      <text:p text:style-name="P63"/>
      <text:h text:style-name="P4" text:outline-level="1"><text:span text:style-name="T22">IDIOMAS</text:span></text:h>
      <text:p text:style-name="P50"><text:bookmark text:name="_heading=h.30j0zll"/><text:span text:style-name="T9">Inglês – Avançado <text:s text:c="16"/></text:span></text:p>
      <text:p text:style-name="P50"><text:span text:style-name="T9">Espanhol – Básico <text:s text:c="12"/></text:span></text:p>
      <text:p text:style-name="P50"><text:span text:style-name="T9">Francês - Básico</text:span></text:p>
      <text:h text:style-name="P4" text:outline-level="1"><text:span text:style-name="T22">COMPETÊNCIAS</text:span></text:h>
      <text:p text:style-name="P56" loext:marker-style-name="T25"><text:span text:style-name="T23">Aplicativos de Produtividade: </text:span><text:span text:style-name="T25">Proficiente em </text:span><text:span text:style-name="T23">Microsoft Office</text:span><text:span text:style-name="T25"> (Word, Excel, PowerPoint) e </text:span><text:span text:style-name="T23">LibreOffice</text:span><text:span text:style-name="T25"> (Writer, Calc, Impress).</text:span></text:p>
      <text:p text:style-name="P57" loext:marker-style-name="T23"><text:span text:style-name="T23">Desenvolvimento de Software:</text:span></text:p>
      <text:p text:style-name="P58"><text:span text:style-name="T23">Visual Studio Code</text:span><text:span text:style-name="T25">: Experiência avançada no uso deste IDE para desenvolvimento de código.</text:span></text:p>
      <text:p text:style-name="P57" loext:marker-style-name="T23"><text:span text:style-name="T23">Desenvolvimento Web: </text:span><text:span text:style-name="T25">Habilidade em criar interfaces responsivas utilizando </text:span><text:span text:style-name="T23">HTML5</text:span><text:span text:style-name="T25">, </text:span><text:span text:style-name="T23">CSS3</text:span><text:span text:style-name="T25">, </text:span><text:span text:style-name="T23">JavaScript</text:span><text:span text:style-name="T25">, </text:span><text:span text:style-name="T23">TypeScript</text:span><text:span text:style-name="T25"> e frameworks como </text:span><text:span text:style-name="T23">Angular</text:span><text:span text:style-name="T25">, </text:span><text:span text:style-name="T23">React</text:span><text:span text:style-name="T25"> e </text:span><text:span text:style-name="T23">Vue.js</text:span><text:span text:style-name="T25">.</text:span></text:p>
      <text:p text:style-name="P58"><text:span text:style-name="T23">Programação Orientada a Objetos (POO)</text:span><text:span text:style-name="T25">: Conhecimento profundo em </text:span><text:span text:style-name="T23">Java</text:span><text:span text:style-name="T25">, com habilidades em classes, herança, polimorfismo e </text:span><text:span text:style-name="T23">UML</text:span><text:span text:style-name="T25">.</text:span></text:p>
      <text:p text:style-name="P58"><text:span text:style-name="T23">Banco de Dados</text:span><text:span text:style-name="T25">: Competência em modelagem, execução de consultas </text:span><text:span text:style-name="T23">SQL/PLSQL</text:span><text:span text:style-name="T25">, criação de </text:span><text:span text:style-name="T23">triggers</text:span><text:span text:style-name="T25">, </text:span><text:span text:style-name="T23">funções</text:span><text:span text:style-name="T25"> e implementação de segurança de dados.</text:span></text:p>
      <text:p text:style-name="P57" loext:marker-style-name="T23"><text:span text:style-name="T23">Análise de Requisitos: </text:span><text:span text:style-name="T25">Experiência em técnicas de levantamento e documentação de requisitos, incluindo a criação de </text:span><text:span text:style-name="T23">diagramas</text:span><text:span text:style-name="T25"> e </text:span><text:span text:style-name="T23">planos de teste</text:span><text:span text:style-name="T25">.</text:span></text:p>
      <text:p text:style-name="P57" loext:marker-style-name="T23"><text:span text:style-name="T23">Metodologias Ágeis: </text:span><text:span text:style-name="T25">Conhecimento em gerenciamento de projetos com </text:span><text:span text:style-name="T23">Kanban</text:span><text:span text:style-name="T25"> e </text:span><text:span text:style-name="T23">Scrum</text:span><text:span text:style-name="T25">.</text:span></text:p>
      <text:p text:style-name="P57" loext:marker-style-name="T23"><text:span text:style-name="T24">Controle de Versão e Colaboração: </text:span><text:span text:style-name="T26">Proficiência em </text:span><text:span text:style-name="T24">Git</text:span><text:span text:style-name="T26"> e </text:span><text:span text:style-name="T24">GitHub</text:span><text:span text:style-name="T26"> para versionamento de código e colaboração em equip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Impact" svg:font-family="Impact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pt" fo:country="BR" style:letter-kerning="false" style:font-name-asian="Arial1" style:font-size-asian="10pt" style:language-asian="pt" style:country-asian="BR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pt" fo:country="BR" style:letter-kerning="false" style:font-name-asian="Arial1" style:font-size-asian="10pt" style:language-asian="pt" style:country-asian="BR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keep-with-next="always"/>
      <style:text-properties style:font-name="Times New Roman" fo:font-family="'Times New Roman'" style:font-family-generic="roman" style:font-pitch="variable" fo:font-size="16pt" style:font-size-asian="16pt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Texto_20_de_20_comentário_20_Char"/>
    <style:style style:name="annotation_20_subject" style:display-name="annotation subject" style:family="paragraph" style:parent-style-name="annotation_20_text" style:next-style-name="annotation_20_text" loext:linked-style-name="Assunto_20_do_20_comentário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Título_20_1_20_Char" style:display-name="Título 1 Char" style:family="text" style:parent-style-name="Default_20_Paragraph_20_Font_20__28_WW_29_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ítulo_20_7_20_Char" style:display-name="Título 7 Char" style:family="text" style:parent-style-name="Default_20_Paragraph_20_Font_20__28_WW_29_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white-space-pre" style:family="text" style:parent-style-name="Default_20_Paragraph_20_Font_20__28_WW_29_"/>
    <style:style style:name="c-mrkdwn_5f__5f_tab" style:display-name="c-mrkdwn__tab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_20__28_WW_29_" loext:linked-style-name="annotation_20_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8pt" style:font-size-asian="8pt" style:font-size-complex="8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88" style:display-name="ListLabel 388" style:family="text"/>
    <style:style style:name="ListLabel_20_389" style:display-name="ListLabel 389" style:family="text">
      <style:text-properties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>
      <style:text-properties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>
      <style:text-properties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97" style:display-name="ListLabel 397" style:family="text"/>
    <style:style style:name="ListLabel_20_398" style:display-name="ListLabel 398" style:family="text">
      <style:text-properties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>
      <style:text-properties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>
      <style:text-properties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Tahoma" style:font-style-name="Normal" style:font-family-generic="swiss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Tahoma" style:font-style-name="Normal" style:font-family-generic="swiss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1.482cm" fo:margin-left="2.75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1.482cm" fo:margin-left="3.38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1.482cm" fo:margin-left="3.38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a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25cm" fo:margin-bottom="0.501cm" fo:margin-left="1.501cm" fo:margin-right="1.501cm" style:writing-mode="lr-tb" style:layout-grid-color="#c0c0c0" style:layout-grid-lines="289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ula Vitoria Galesi Abdala Boarin</meta:initial-creator>
    <meta:editing-cycles>11</meta:editing-cycles>
    <meta:creation-date>2023-08-23T17:16:00</meta:creation-date>
    <dc:date>2024-09-06T09:46:30.837000000</dc:date>
    <meta:editing-duration>PT57M30S</meta:editing-duration>
    <meta:generator>LibreOffice/24.2.0.3$Windows_X86_64 LibreOffice_project/da48488a73ddd66ea24cf16bbc4f7b9c08e9bea1</meta:generator>
    <meta:document-statistic meta:table-count="1" meta:image-count="0" meta:object-count="0" meta:page-count="2" meta:paragraph-count="58" meta:word-count="720" meta:character-count="5654" meta:non-whitespace-character-count="4582"/>
    <meta:user-defined meta:name="AppVersion">12.0000</meta:user-defined>
    <meta:template xlink:type="simple" xlink:actuate="onRequest" xlink:title="Normal" xlink:href=""/>
  </office:meta>
</office:document-meta>
</file>